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7665in"/>
    </style:style>
    <style:style style:name="co6" style:family="table-column">
      <style:table-column-properties fo:break-before="auto" style:column-width="1.9681in"/>
    </style:style>
    <style:style style:name="co7" style:family="table-column">
      <style:table-column-properties fo:break-before="auto" style:column-width="0.9193in"/>
    </style:style>
    <style:style style:name="co8" style:family="table-column">
      <style:table-column-properties fo:break-before="auto" style:column-width="0.952in"/>
    </style:style>
    <style:style style:name="co9" style:family="table-column">
      <style:table-column-properties fo:break-before="auto" style:column-width="0.7772in"/>
    </style:style>
    <style:style style:name="co1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8866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4654in"/>
    </style:style>
    <style:style style:name="co14" style:family="table-column">
      <style:table-column-properties fo:break-before="auto" style:column-width="1.2307in"/>
    </style:style>
    <style:style style:name="co15" style:family="table-column">
      <style:table-column-properties fo:break-before="auto" style:column-width="1.32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283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Tahoma" fo:font-size="13pt" style:font-size-asian="13pt" style:font-size-complex="13pt"/>
    </style:style>
    <style:style style:name="ce4" style:family="table-cell" style:parent-style-name="Default">
      <style:text-properties style:font-name="Tahoma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1">
      <style:text-properties style:font-name="Tahoma"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2" table:style-name="ta1" table:print="false">
        <table:table-column table:style-name="co12" table:default-cell-style-name="ce3"/>
        <table:table-column table:style-name="co13" table:default-cell-style-name="ce4"/>
        <table:table-column table:style-name="co14" table:default-cell-style-name="ce4"/>
        <table:table-column table:style-name="co15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6"/>
        <table:table-row table:style-name="ro1" table:number-rows-repeated="2">
          <table:table-cell table:style-name="Default" table:number-columns-repeated="8"/>
        </table:table-row>
        <table:table-row table:style-name="ro3">
          <table:table-cell office:value-type="string">
            <text:p>If NTC,</text:p>
          </table:table-cell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 office:value-type="string">
            <text:p>12 bit</text:p>
          </table:table-cell>
        </table:table-row>
        <table:table-row table:style-name="ro4">
          <table:table-cell office:value-type="string">
            <text:p>Temp in C</text:p>
          </table:table-cell>
          <table:table-cell table:style-name="ce3" office:value-type="string">
            <text:p>VDC ref voltage</text:p>
          </table:table-cell>
          <table:table-cell table:style-name="ce3" office:value-type="string">
            <text:p>upper bias R</text:p>
          </table:table-cell>
          <table:table-cell office:value-type="string">
            <text:p>Rntc</text:p>
          </table:table-cell>
          <table:table-cell table:style-name="ce3" office:value-type="string">
            <text:p>V at micro</text:p>
          </table:table-cell>
          <table:table-cell table:number-columns-repeated="2"/>
          <table:table-cell table:style-name="ce3" office:value-type="string">
            <text:p>ADC counts</text:p>
          </table:table-cell>
        </table:table-row>
        <table:table-row table:style-name="ro3" table:number-rows-repeated="4">
          <table:table-cell/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/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/>
        </table:table-row>
        <table:table-row table:style-name="ro3">
          <table:table-cell office:value-type="float" office:value="5">
            <text:p>5</text:p>
          </table:table-cell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/>
        </table:table-row>
        <table:table-row table:style-name="ro3">
          <table:table-cell office:value-type="float" office:value="15">
            <text:p>15</text:p>
          </table:table-cell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/>
        </table:table-row>
        <table:table-row table:style-name="ro3">
          <table:table-cell office:value-type="float" office:value="20">
            <text:p>20</text:p>
          </table:table-cell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/>
        </table:table-row>
        <table:table-row table:style-name="ro3">
          <table:table-cell office:value-type="float" office:value="30">
            <text:p>30</text:p>
          </table:table-cell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/>
        </table:table-row>
        <table:table-row table:style-name="ro3">
          <table:table-cell table:style-name="ce4" office:value-type="float" office:value="35">
            <text:p>35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table:style-name="ce4" office:value-type="float" office:value="63509">
            <text:p>63509</text:p>
          </table:table-cell>
          <table:table-cell table:formula="of:=([.B16]/([.C16]+[.D16]) *[.D16])/[.B16]" office:value-type="float" office:value="0.241012640934465">
            <text:p>0.2410126409</text:p>
          </table:table-cell>
          <table:table-cell table:style-name="ce4" table:number-columns-repeated="2"/>
          <table:table-cell table:formula="of:=[.E16]*4096" office:value-type="float" office:value="987.18777726757">
            <text:p>987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51084">
            <text:p>51084</text:p>
          </table:table-cell>
          <table:table-cell table:formula="of:=([.B17]/([.C17]+[.D17]) *[.D17])/[.B17]" office:value-type="float" office:value="0.20345382421819">
            <text:p>0.2034538242</text:p>
          </table:table-cell>
          <table:table-cell table:number-columns-repeated="2"/>
          <table:table-cell table:formula="of:=[.E17]*4096" office:value-type="float" office:value="833.346863997706">
            <text:p>833</text:p>
          </table:table-cell>
        </table:table-row>
        <table:table-row table:style-name="ro3">
          <table:table-cell table:style-name="ce4" office:value-type="float" office:value="45">
            <text:p>45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41336">
            <text:p>41336</text:p>
          </table:table-cell>
          <table:table-cell table:formula="of:=([.B18]/([.C18]+[.D18]) *[.D18])/[.B18]" office:value-type="float" office:value="0.171279875360493">
            <text:p>0.1712798754</text:p>
          </table:table-cell>
          <table:table-cell table:number-columns-repeated="2"/>
          <table:table-cell table:formula="of:=[.E18]*4096" office:value-type="float" office:value="701.56236947658">
            <text:p>702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33628">
            <text:p>33628</text:p>
          </table:table-cell>
          <table:table-cell table:formula="of:=([.B19]/([.C19]+[.D19]) *[.D19])/[.B19]" office:value-type="float" office:value="0.14393822658243">
            <text:p>0.1439382266</text:p>
          </table:table-cell>
          <table:table-cell table:number-columns-repeated="2"/>
          <table:table-cell table:formula="of:=[.E19]*4096" office:value-type="float" office:value="589.570976081634">
            <text:p>590</text:p>
          </table:table-cell>
        </table:table-row>
        <table:table-row table:style-name="ro3">
          <table:table-cell table:style-name="ce4" office:value-type="float" office:value="55">
            <text:p>55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27510">
            <text:p>27510</text:p>
          </table:table-cell>
          <table:table-cell table:formula="of:=([.B20]/([.C20]+[.D20]) *[.D20])/[.B20]" office:value-type="float" office:value="0.120917761856622">
            <text:p>0.1209177619</text:p>
          </table:table-cell>
          <table:table-cell table:number-columns-repeated="2"/>
          <table:table-cell table:formula="of:=[.E20]*4096" office:value-type="float" office:value="495.279152564723">
            <text:p>495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22621">
            <text:p>22621</text:p>
          </table:table-cell>
          <table:table-cell table:formula="of:=([.B21]/([.C21]+[.D21]) *[.D21])/[.B21]" office:value-type="float" office:value="0.101612156984292">
            <text:p>0.101612157</text:p>
          </table:table-cell>
          <table:table-cell table:number-columns-repeated="2"/>
          <table:table-cell table:formula="of:=[.E21]*4096" office:value-type="float" office:value="416.203395007659">
            <text:p>416</text:p>
          </table:table-cell>
        </table:table-row>
        <table:table-row table:style-name="ro3">
          <table:table-cell table:style-name="ce4" office:value-type="float" office:value="65">
            <text:p>65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18692">
            <text:p>18692</text:p>
          </table:table-cell>
          <table:table-cell table:formula="of:=([.B22]/([.C22]+[.D22]) *[.D22])/[.B22]" office:value-type="float" office:value="0.0854718050957511">
            <text:p>0.0854718051</text:p>
          </table:table-cell>
          <table:table-cell table:number-columns-repeated="2"/>
          <table:table-cell table:formula="of:=[.E22]*4096" office:value-type="float" office:value="350.092513672197">
            <text:p>350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15525">
            <text:p>15525</text:p>
          </table:table-cell>
          <table:table-cell table:formula="of:=([.B23]/([.C23]+[.D23]) *[.D23])/[.B23]" office:value-type="float" office:value="0.0720334067973553">
            <text:p>0.0720334068</text:p>
          </table:table-cell>
          <table:table-cell table:number-columns-repeated="2"/>
          <table:table-cell table:formula="of:=[.E23]*4096" office:value-type="float" office:value="295.048834241967">
            <text:p>295</text:p>
          </table:table-cell>
        </table:table-row>
        <table:table-row table:style-name="ro3">
          <table:table-cell table:style-name="ce4" office:value-type="float" office:value="75">
            <text:p>75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12947">
            <text:p>12947</text:p>
          </table:table-cell>
          <table:table-cell table:formula="of:=([.B24]/([.C24]+[.D24]) *[.D24])/[.B24]" office:value-type="float" office:value="0.0607991659896594">
            <text:p>0.060799166</text:p>
          </table:table-cell>
          <table:table-cell table:number-columns-repeated="2"/>
          <table:table-cell table:formula="of:=[.E24]*4096" office:value-type="float" office:value="249.033383893645">
            <text:p>249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10849">
            <text:p>10849</text:p>
          </table:table-cell>
          <table:table-cell table:formula="of:=([.B25]/([.C25]+[.D25]) *[.D25])/[.B25]" office:value-type="float" office:value="0.0514538840592082">
            <text:p>0.0514538841</text:p>
          </table:table-cell>
          <table:table-cell table:number-columns-repeated="2"/>
          <table:table-cell table:formula="of:=[.E25]*4096" office:value-type="float" office:value="210.755109106517">
            <text:p>211</text:p>
          </table:table-cell>
        </table:table-row>
        <table:table-row table:style-name="ro3">
          <table:table-cell table:style-name="ce4" office:value-type="float" office:value="85">
            <text:p>85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9129">
            <text:p>9129</text:p>
          </table:table-cell>
          <table:table-cell table:formula="of:=([.B26]/([.C26]+[.D26]) *[.D26])/[.B26]" office:value-type="float" office:value="0.0436524824390687">
            <text:p>0.0436524824</text:p>
          </table:table-cell>
          <table:table-cell table:number-columns-repeated="2"/>
          <table:table-cell table:formula="of:=[.E26]*4096" office:value-type="float" office:value="178.800568070425">
            <text:p>179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7713">
            <text:p>7713</text:p>
          </table:table-cell>
          <table:table-cell table:formula="of:=([.B27]/([.C27]+[.D27]) *[.D27])/[.B27]" office:value-type="float" office:value="0.0371329671229052">
            <text:p>0.0371329671</text:p>
          </table:table-cell>
          <table:table-cell table:number-columns-repeated="2"/>
          <table:table-cell table:formula="of:=[.E27]*4096" office:value-type="float" office:value="152.09663333542">
            <text:p>152</text:p>
          </table:table-cell>
        </table:table-row>
        <table:table-row table:style-name="ro3">
          <table:table-cell table:style-name="ce4" office:value-type="float" office:value="95">
            <text:p>95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6546">
            <text:p>6546</text:p>
          </table:table-cell>
          <table:table-cell table:formula="of:=([.B28]/([.C28]+[.D28]) *[.D28])/[.B28]" office:value-type="float" office:value="0.0316926979946356">
            <text:p>0.031692698</text:p>
          </table:table-cell>
          <table:table-cell table:number-columns-repeated="2"/>
          <table:table-cell table:formula="of:=[.E28]*4096" office:value-type="float" office:value="129.813290986027">
            <text:p>130</text:p>
          </table:table-cell>
        </table:table-row>
        <table:table-row table:style-name="ro3">
          <table:table-cell table:style-name="ce4" office:value-type="float" office:value="100">
            <text:p>100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5572">
            <text:p>5572</text:p>
          </table:table-cell>
          <table:table-cell table:formula="of:=([.B29]/([.C29]+[.D29]) *[.D29])/[.B29]" office:value-type="float" office:value="0.027104858638336">
            <text:p>0.0271048586</text:p>
          </table:table-cell>
          <table:table-cell table:number-columns-repeated="2"/>
          <table:table-cell table:formula="of:=[.E29]*4096" office:value-type="float" office:value="111.021500982624">
            <text:p>111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4764">
            <text:p>4764</text:p>
          </table:table-cell>
          <table:table-cell table:formula="of:=([.B30]/([.C30]+[.D30]) *[.D30])/[.B30]" office:value-type="float" office:value="0.0232658084428904">
            <text:p>0.0232658084</text:p>
          </table:table-cell>
          <table:table-cell table:number-columns-repeated="2"/>
          <table:table-cell table:formula="of:=[.E30]*4096" office:value-type="float" office:value="95.2967513820789">
            <text:p>95</text:p>
          </table:table-cell>
        </table:table-row>
        <table:table-row table:style-name="ro3">
          <table:table-cell table:style-name="ce4" office:value-type="float" office:value="110">
            <text:p>110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4087">
            <text:p>4087</text:p>
          </table:table-cell>
          <table:table-cell table:formula="of:=([.B31]/([.C31]+[.D31]) *[.D31])/[.B31]" office:value-type="float" office:value="0.0200257733221616">
            <text:p>0.0200257733</text:p>
          </table:table-cell>
          <table:table-cell table:number-columns-repeated="2"/>
          <table:table-cell table:formula="of:=[.E31]*4096" office:value-type="float" office:value="82.025567527574">
            <text:p>82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3518">
            <text:p>3518</text:p>
          </table:table-cell>
          <table:table-cell table:formula="of:=([.B32]/([.C32]+[.D32]) *[.D32])/[.B32]" office:value-type="float" office:value="0.017285940309948">
            <text:p>0.0172859403</text:p>
          </table:table-cell>
          <table:table-cell table:number-columns-repeated="2"/>
          <table:table-cell table:formula="of:=[.E32]*4096" office:value-type="float" office:value="70.8032115095471">
            <text:p>71</text:p>
          </table:table-cell>
        </table:table-row>
        <table:table-row table:style-name="ro3">
          <table:table-cell table:style-name="ce4" office:value-type="float" office:value="120">
            <text:p>120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3040">
            <text:p>3040</text:p>
          </table:table-cell>
          <table:table-cell table:formula="of:=([.B33]/([.C33]+[.D33]) *[.D33])/[.B33]" office:value-type="float" office:value="0.0149724192277384">
            <text:p>0.0149724192</text:p>
          </table:table-cell>
          <table:table-cell table:number-columns-repeated="2"/>
          <table:table-cell table:formula="of:=[.E33]*4096" office:value-type="float" office:value="61.3270291568164">
            <text:p>61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2634">
            <text:p>2634</text:p>
          </table:table-cell>
          <table:table-cell table:formula="of:=([.B34]/([.C34]+[.D34]) *[.D34])/[.B34]" office:value-type="float" office:value="0.0129988057285549">
            <text:p>0.0129988057</text:p>
          </table:table-cell>
          <table:table-cell table:number-columns-repeated="2"/>
          <table:table-cell table:formula="of:=[.E34]*4096" office:value-type="float" office:value="53.243108264161">
            <text:p>53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1500">
            <text:p>1500</text:p>
          </table:table-cell>
          <table:table-cell table:formula="of:=([.B35]/([.C35]+[.D35]) *[.D35])/[.B35]" office:value-type="float" office:value="0.00744416873449132">
            <text:p>0.0074441687</text:p>
          </table:table-cell>
          <table:table-cell table:number-columns-repeated="2"/>
          <table:table-cell table:formula="of:=[.E35]*4096" office:value-type="float" office:value="30.4913151364764">
            <text:p>30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500">
            <text:p>500</text:p>
          </table:table-cell>
          <table:table-cell table:formula="of:=([.B36]/([.C36]+[.D36]) *[.D36])/[.B36]" office:value-type="float" office:value="0.00249376558603491">
            <text:p>0.0024937656</text:p>
          </table:table-cell>
          <table:table-cell table:number-columns-repeated="2"/>
          <table:table-cell table:formula="of:=[.E36]*4096" office:value-type="float" office:value="10.214463840399">
            <text:p>10</text:p>
          </table:table-cell>
        </table:table-row>
        <table:table-row table:style-name="ro1"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ce5" office:value-type="string">
            <text:p>xxxx.</text:p>
          </table:table-cell>
          <table:table-cell table:style-name="ce5" table:number-columns-repeated="3"/>
          <table:table-cell table:style-name="Default"/>
        </table:table-row>
        <table:table-row table:style-name="ro3">
          <table:table-cell table:style-name="Default" table:number-columns-repeated="3"/>
          <table:table-cell table:style-name="ce5" office:value-type="string">
            <text:p>FIND this value in</text:p>
          </table:table-cell>
          <table:table-cell table:style-name="ce5" table:number-columns-repeated="3"/>
          <table:table-cell table:style-name="Default"/>
        </table:table-row>
        <table:table-row table:style-name="ro5">
          <table:table-cell table:style-name="Default" table:number-columns-repeated="3"/>
          <table:table-cell table:style-name="ce5" office:value-type="string">
            <text:p>“Murata 100k NTC thermistor 0603smt B4200 data sheet”</text:p>
          </table:table-cell>
          <table:table-cell table:style-name="ce5" table:number-columns-repeated="3"/>
          <table:table-cell table:style-name="Default"/>
        </table:table-row>
      </table:table>
      <table:table table:name="Sheet1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/>
          <table:table-cell office:value-type="string">
            <text:p>ADC count to Vout calculator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If NTC,</text:p>
          </table:table-cell>
          <table:table-cell table:number-columns-repeated="6"/>
          <table:table-cell office:value-type="string">
            <text:p>12 bit</text:p>
          </table:table-cell>
        </table:table-row>
        <table:table-row table:style-name="ro1">
          <table:table-cell office:value-type="string">
            <text:p>Temp in C</text:p>
          </table:table-cell>
          <table:table-cell office:value-type="string">
            <text:p>VDC ref voltage</text:p>
          </table:table-cell>
          <table:table-cell office:value-type="string">
            <text:p>upper bias R</text:p>
          </table:table-cell>
          <table:table-cell office:value-type="string">
            <text:p>R in question</text:p>
          </table:table-cell>
          <table:table-cell office:value-type="string">
            <text:p>V at micro</text:p>
          </table:table-cell>
          <table:table-cell table:number-columns-repeated="2"/>
          <table:table-cell office:value-type="string">
            <text:p>ADC counts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100000">
            <text:p>100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365.3">
            <text:p>1365.3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1149693">
            <text:p>1149693</text:p>
          </table:table-cell>
          <table:table-cell office:value-type="float" office:value="2.811">
            <text:p>2.811</text:p>
          </table:table-cell>
          <table:table-cell table:number-columns-repeated="2"/>
          <table:table-cell office:value-type="float" office:value="3489">
            <text:p>348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22222">
            <text:p>22222</text:p>
          </table:table-cell>
          <table:table-cell office:value-type="float" office:value="0.33">
            <text:p>0.33</text:p>
          </table:table-cell>
          <table:table-cell table:number-columns-repeated="2"/>
          <table:table-cell office:value-type="float" office:value="409.6">
            <text:p>409.6</text:p>
          </table:table-cell>
        </table:table-row>
        <table:table-row table:style-name="ro1">
          <table:table-cell office:value-type="string">
            <text:p>very cold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3100000">
            <text:p>3100000</text:p>
          </table:table-cell>
          <table:table-cell office:value-type="float" office:value="3.1">
            <text:p>3.1</text:p>
          </table:table-cell>
          <table:table-cell table:number-columns-repeated="2"/>
          <table:table-cell office:value-type="float" office:value="3847.8">
            <text:p>3847.8</text:p>
          </table:table-cell>
        </table:table-row>
        <table:table-row table:style-name="ro1">
          <table:table-cell/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table:number-columns-repeated="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table:number-columns-repeated="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3.3">
            <text:p>3.3</text:p>
          </table:table-cell>
          <table:table-cell table:number-columns-repeated="2"/>
          <table:table-cell office:value-type="float" office:value="4096">
            <text:p>4096</text:p>
          </table:table-cell>
        </table:table-row>
        <table:table-row table:style-name="ro1">
          <table:table-cell/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table:number-columns-repeated="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table:number-columns-repeated="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table:number-columns-repeated="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table:number-columns-repeated="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table:number-columns-repeated="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table:number-columns-repeated="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table:number-columns-repeated="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table:number-columns-repeated="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table:number-columns-repeated="4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4205000">
            <text:p>4205000</text:p>
          </table:table-cell>
          <table:table-cell office:value-type="float" office:value="3.15">
            <text:p>3.15</text:p>
          </table:table-cell>
          <table:table-cell table:number-columns-repeated="2"/>
          <table:table-cell office:value-type="float" office:value="3910">
            <text:p>391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1118000">
            <text:p>1118000</text:p>
          </table:table-cell>
          <table:table-cell office:value-type="float" office:value="2.799">
            <text:p>2.799</text:p>
          </table:table-cell>
          <table:table-cell table:number-columns-repeated="2"/>
          <table:table-cell office:value-type="float" office:value="3474.5">
            <text:p>3474.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351000">
            <text:p>351000</text:p>
          </table:table-cell>
          <table:table-cell office:value-type="float" office:value="2.102">
            <text:p>2.102</text:p>
          </table:table-cell>
          <table:table-cell table:number-columns-repeated="2"/>
          <table:table-cell office:value-type="float" office:value="2609.2">
            <text:p>2609.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126000">
            <text:p>126000</text:p>
          </table:table-cell>
          <table:table-cell office:value-type="float" office:value="1.275">
            <text:p>1.275</text:p>
          </table:table-cell>
          <table:table-cell table:number-columns-repeated="2"/>
          <table:table-cell office:value-type="float" office:value="1583.1">
            <text:p>1583.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table:number-columns-repeated="5"/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200000">
            <text:p>200000</text:p>
          </table:table-cell>
          <table:table-cell table:style-name="ce1" office:value-type="float" office:value="63509">
            <text:p>63509</text:p>
          </table:table-cell>
          <table:table-cell table:style-name="ce1" table:formula="of:=([.B30]/([.C30]+[.D30]) *[.D30])/[.B30]" office:value-type="float" office:value="0.241012640934465">
            <text:p>0.2410126409</text:p>
          </table:table-cell>
          <table:table-cell table:style-name="ce1" table:number-columns-repeated="2"/>
          <table:table-cell table:style-name="ce2" table:formula="of:=[.E30]*4096" office:value-type="float" office:value="987.18777726757">
            <text:p>98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51084">
            <text:p>51084</text:p>
          </table:table-cell>
          <table:table-cell office:value-type="float" office:value="0.671">
            <text:p>0.671</text:p>
          </table:table-cell>
          <table:table-cell table:number-columns-repeated="2"/>
          <table:table-cell office:value-type="float" office:value="833.3">
            <text:p>833.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22621">
            <text:p>22621</text:p>
          </table:table-cell>
          <table:table-cell office:value-type="float" office:value="0.335">
            <text:p>0.335</text:p>
          </table:table-cell>
          <table:table-cell table:number-columns-repeated="2"/>
          <table:table-cell office:value-type="float" office:value="416.2">
            <text:p>416.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10849">
            <text:p>10849</text:p>
          </table:table-cell>
          <table:table-cell office:value-type="float" office:value="0.17">
            <text:p>0.17</text:p>
          </table:table-cell>
          <table:table-cell table:number-columns-repeated="2"/>
          <table:table-cell office:value-type="float" office:value="210.8">
            <text:p>210.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office:value-type="float" office:value="5572">
            <text:p>5572</text:p>
          </table:table-cell>
          <table:table-cell office:value-type="float" office:value="0.089">
            <text:p>0.089</text:p>
          </table:table-cell>
          <table:table-cell table:number-columns-repeated="2"/>
          <table:table-cell office:value-type="float" office:value="111">
            <text:p>111</text:p>
          </table:table-cell>
        </table:table-row>
        <table:table-row table:style-name="ro1">
          <table:table-cell/>
          <table:table-cell office:value-type="float" office:value="3.3">
            <text:p>3.3</text:p>
          </table:table-cell>
          <table:table-cell office:value-type="float" office:value="200000">
            <text:p>200000</text:p>
          </table:table-cell>
          <table:table-cell table:number-columns-repeated="4"/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7/05/2016</text:date>, <text:time>12:5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5T12:56:55.28</dc:date>
    <dc:creator>T Economu</dc:creator>
    <meta:generator>OpenOffice/4.1.0$Win32 OpenOffice.org_project/410m18$Build-9764</meta:generator>
    <meta:editing-duration>P1DT4H34M44S</meta:editing-duration>
    <meta:editing-cycles>4</meta:editing-cycles>
    <meta:document-statistic meta:table-count="2" meta:cell-count="281" meta:object-count="0"/>
  </office:meta>
</office:document-meta>
</file>